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Normal" style:list-style-name="LFO3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3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3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3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0" style:parent-style-name="Normal" style:list-style-name="LFO4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4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4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4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Assignment 1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 text:c="3"/><text:span text:style-name="T10">Tiago Caeiro 70703</text:span></text:p>
      <text:p text:style-name="P11"/>
      <text:p text:style-name="P12"><text:span text:style-name="T13">Boa Interface:</text:span></text:p>
      <text:list text:style-name="LFO3" text:continue-numbering="true">
        <text:list-item>
          <text:p text:style-name="P14"><text:span text:style-name="T15">Interface:</text:span><text:s/>Displays dos elevadores no edifício do hospital de Santa Maria, em Lisboa.</text:p>
        </text:list-item>
        <text:list-item>
          <text:p text:style-name="P16"><text:span text:style-name="T17">Descrição:</text:span><text:s/>Os displays são bem visíveis em cada andar e mostram claramente qual o piso em que o elevador se encontra, a direção (para cima ou para baixo) e se o elevador está a caminho ou parado.</text:p>
        </text:list-item>
        <text:list-item>
          <text:p text:style-name="P18"><text:span text:style-name="T19">Justificação:</text:span></text:p>
          <text:list text:continue-numbering="true">
            <text:list-item>
              <text:p text:style-name="P20"><text:span text:style-name="T21">Clareza e Acessibilidade:</text:span><text:s/>A informação apresentada é clara e fácil de entender, mesmo para quem não está habituado a frequentar o edifício. A tipografia é grande e visível à distância, facilitando a leitura.</text:p>
            </text:list-item>
            <text:list-item>
              <text:p text:style-name="P22"><text:span text:style-name="T23">Informação em Tempo Real:</text:span><text:s/>As indicações da posição e direção do elevador ajudam a orientar os visitantes do hospital, que muitas vezes estão sob stress e precisam de encontrar o elevador rapidamente.</text:p>
            </text:list-item>
            <text:list-item>
              <text:p text:style-name="P24"><text:span text:style-name="T25">Design para Emergências:</text:span><text:s/>Em caso de emergência, como um incêndio, o display tem uma função de alerta que indica a não utilização dos elevadores e direciona as pessoas para as saídas de emergência.</text:p>
            </text:list-item>
            <text:list-item>
              <text:p text:style-name="P26"><text:span text:style-name="T27">Inclusão:</text:span><text:s/>O display também está adaptado para pessoas com limitações visuais, com um aviso sonoro que informa a chegada do elevador, promovendo a acessibilidade.</text:p>
            </text:list-item>
          </text:list>
        </text:list-item>
      </text:list>
      <text:p text:style-name="Normal"/>
      <text:p text:style-name="Normal"/>
      <text:p text:style-name="P28"><text:span text:style-name="T29">Má Interface:</text:span></text:p>
      <text:list text:style-name="LFO4" text:continue-numbering="true">
        <text:list-item>
          <text:p text:style-name="P30"><text:span text:style-name="T31">Interface:</text:span><text:s/>Caixas de multibanco antigas em locais de grande movimento, como as estações de comboios.</text:p>
        </text:list-item>
        <text:list-item>
          <text:p text:style-name="P32"><text:span text:style-name="T33">Descrição:</text:span><text:s/>Muitas destas caixas possuem ecrãs pequenos, interfaces desatualizadas e pouca informação sobre segurança. Frequentemente, as instruções de operação estão misturadas com publicidade, o que pode confundir o utilizador.</text:p>
        </text:list-item>
        <text:list-item>
          <text:p text:style-name="P34"><text:span text:style-name="T35">Justificação:</text:span></text:p>
          <text:list text:continue-numbering="true">
            <text:list-item>
              <text:p text:style-name="P36"><text:span text:style-name="T37">Confusão e Distratividade:</text:span><text:s/>A interface exibe frequentemente publicidade ao mesmo tempo que as instruções de operação, o que pode<text:s/><text:soft-page-break/>gerar confusão, especialmente para quem não está familiarizado com a máquina ou tem urgência em levantar dinheiro.</text:p>
            </text:list-item>
            <text:list-item>
              <text:p text:style-name="P38"><text:span text:style-name="T39">Problemas de Acessibilidade:</text:span><text:s/>O tamanho reduzido dos ecrãs, aliado a um layout desorganizado, torna difícil a navegação para idosos ou pessoas com limitações visuais.</text:p>
            </text:list-item>
            <text:list-item>
              <text:p text:style-name="P40"><text:span text:style-name="T41">Design de Segurança Fraco:</text:span><text:s/>Em locais movimentados, a falta de alertas visuais e a ausência de proteções para o teclado podem expor o utilizador a situações de fraude, como o “shoulder surfing” (quando alguém observa a introdução do código PIN).</text:p>
            </text:list-item>
            <text:list-item>
              <text:p text:style-name="P42"><text:span text:style-name="T43">Simplicidade de Uso:</text:span><text:s/>Muitos dos menus são extensos e requerem múltiplos passos para operações simples. Com um design mais moderno e intuitivo, o processo poderia ser simplificado, reduzindo o tempo de uso e a fila de espera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iago Caeiro</meta:initial-creator>
    <dc:creator>Tiago Caeiro</dc:creator>
    <meta:creation-date>2024-11-01T01:48:00Z</meta:creation-date>
    <dc:date>2024-11-01T01:56:00Z</dc:date>
    <meta:template xlink:href="Normal.dotm" xlink:type="simple"/>
    <meta:editing-cycles>1</meta:editing-cycles>
    <meta:editing-duration>PT480S</meta:editing-duration>
    <meta:document-statistic meta:page-count="2" meta:paragraph-count="4" meta:word-count="368" meta:character-count="2357" meta:row-count="16" meta:non-whitespace-character-count="1993"/>
  </office:meta>
</office:document-meta>
</file>